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Sistema de Apostas – Dado Virtual</text:p>
      <text:p text:style-name="Standard"/>
      <text:p text:style-name="Standard">O Problema:</text:p>
      <text:p text:style-name="Standard"/>
      <text:p text:style-name="Standard"><text:tab/>Fazer um sistema de apostas para sorteios de dados virtuais.</text:p>
      <text:p text:style-name="Standard"/>
      <text:p text:style-name="Standard">Atores do Sistema:</text:p>
      <text:p text:style-name="Standard"><text:tab/></text:p>
      <text:p text:style-name="Standard"><text:tab/>ADM:</text:p>
      <text:p text:style-name="Standard"><text:tab/><text:tab/>Criar eventos</text:p>
      <text:p text:style-name="Standard"><text:tab/>EVENTOS:</text:p>
      <text:p text:style-name="Standard"><text:tab/><text:tab/>Data do Sorteio (Gatilho para sorteio)</text:p>
      <text:p text:style-name="Standard"><text:tab/><text:tab/>Resultado (null até o sorteio)</text:p>
      <text:p text:style-name="Standard"><text:tab/><text:tab/>Estado (aguardando, sorteado)</text:p>
      <text:p text:style-name="Standard"><text:tab/><text:tab/>Dado</text:p>
      <text:p text:style-name="Standard"><text:tab/><text:tab/>Pontos (Premio do ganhador)</text:p>
      <text:p text:style-name="Standard"><text:tab/><text:tab/>Apostadores</text:p>
      <text:p text:style-name="Standard"><text:tab/>DADO:</text:p>
      <text:p text:style-name="Standard"><text:tab/><text:tab/>Sortear (Random de 1 á 6)</text:p>
      <text:p text:style-name="Standard"><text:tab/>APOSTA:</text:p>
      <text:p text:style-name="Standard"><text:tab/><text:tab/>Evento</text:p>
      <text:p text:style-name="Standard"><text:tab/><text:tab/>Apostador</text:p>
      <text:p text:style-name="Standard"><text:tab/>APOSTADOR:</text:p>
      <text:p text:style-name="Standard"><text:tab/><text:tab/>Nome</text:p>
      <text:p text:style-name="Standard"><text:tab/><text:tab/>Apostas</text:p>
      <text:p text:style-name="Standard"><text:tab/><text:tab/>Pontos</text:p>
      <text:p text:style-name="Standard">Regras:</text:p>
      <text:p text:style-name="Standard"/>
      <text:p text:style-name="Standard"><text:tab/>- ADM (user) cria eventos.</text:p>
      <text:p text:style-name="Standard"><text:tab/>- Apostador (user) se cadastra, inicia com 0 pontos.</text:p>
      <text:p text:style-name="Standard"><text:tab/>- Apostador (user) vê evento disponível, cria apostas para ele.</text:p>
      <text:p text:style-name="Standard"><text:tab/>- Quando o gatilho é acionado (Datas dos sorteios), sorteio e alteração de campos do Evento e dos apostadores adivinhõ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avio </meta:initial-creator>
    <meta:creation-date>2013-03-30T11:08:13</meta:creation-date>
    <dc:date>2013-03-30T11:25:21</dc:date>
    <dc:creator>Flavio </dc:creator>
    <meta:editing-duration>PT1M</meta:editing-duration>
    <meta:editing-cycles>1</meta:editing-cycles>
    <meta:document-statistic meta:table-count="0" meta:image-count="0" meta:object-count="0" meta:page-count="1" meta:paragraph-count="28" meta:word-count="104" meta:character-count="672" meta:non-whitespace-character-count="557"/>
    <meta:generator>LibreOffice/3.5$Linux_x86 LibreOffice_project/350m1$Build-2</meta:generator>
  </office:meta>
</office:document-meta>
</file>